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6.00pt" fo:font-weight="bold" style:text-underline-mode="continuous" style:text-underline-type="single" style:text-underline-style="solid" style:text-underline-width="normal" fo:font-family="Consolas" style:font-family-asian="Consolas" style:font-family-complex="Consolas" fo:background-color="transparent" style:use-window-font-color="true"/>
    </style:style>
    <style:style style:name="T7" style:family="text">
      <style:text-properties fo:font-size="16.00pt" fo:font-weight="normal" fo:font-family="Consolas" style:font-family-asian="Consolas" style:font-family-complex="Consolas"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6.00pt" fo:font-weight="normal" fo:font-family="Consolas" style:font-family-asian="Consolas" style:font-family-complex="Consola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6.00pt" fo:font-weight="normal" fo:font-family="Consolas" style:font-family-asian="Consolas" style:font-family-complex="Consolas" fo:background-color="transparent" style:use-window-font-color="true"/>
    </style:style>
    <style:style style:name="T14" style:family="text">
      <style:text-properties fo:font-size="18.00pt" fo:font-weight="normal" fo:font-family="Calibri" style:font-family-asian="Calibri" style:font-family-complex="Calibri" fo:background-color="transparent" style:use-window-font-color="true"/>
    </style:style>
    <style:style style:name="T15" style:family="text">
      <style:text-properties fo:font-size="16.00pt" fo:font-weight="normal" fo:font-family="Consolas" style:font-family-asian="Consolas" style:font-family-complex="Consolas"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8.00pt" fo:font-weight="bold" fo:font-family="Calibri" style:font-family-asian="Calibri" style:font-family-complex="Calibri" fo:background-color="transparent" style:use-window-font-color="true"/>
    </style:style>
    <style:style style:name="T18"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9" style:family="text">
      <style:text-properties fo:font-size="16.00pt" fo:font-weight="normal" fo:font-family="Consolas" style:font-family-asian="Consolas" style:font-family-complex="Consolas"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6.00pt" fo:font-weight="normal" fo:font-family="Consolas" style:font-family-asian="Consolas" style:font-family-complex="Consolas" fo:background-color="transparent" style:use-window-font-color="true"/>
    </style:style>
    <style:style style:name="T22" style:family="text">
      <style:text-properties fo:font-size="18.00pt" fo:font-weight="normal" fo:font-family="Consolas" style:font-family-asian="Consolas" style:font-family-complex="Consolas" fo:background-color="transparent" style:use-window-font-color="true"/>
    </style:style>
    <style:style style:name="T23" style:family="text">
      <style:text-properties fo:font-size="16.00pt" fo:font-weight="normal" fo:font-family="Consolas" style:font-family-asian="Consolas" style:font-family-complex="Consolas"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8.00pt" fo:font-weight="bold" fo:font-family="Calibri" style:font-family-asian="Calibri" style:font-family-complex="Calibri" fo:background-color="transparent" style:use-window-font-color="true"/>
    </style:style>
    <style:style style:name="T26" style:family="text">
      <style:text-properties fo:font-size="16.00pt" fo:font-weight="normal" fo:font-family="Calibri" style:font-family-asian="Calibri" style:font-family-complex="Calibri" fo:background-color="transparent" style:use-window-font-color="true"/>
    </style:style>
    <style:style style:name="T27" style:family="text">
      <style:text-properties fo:font-size="16.00pt" fo:font-weight="normal" fo:font-family="Consolas" style:font-family-asian="Consolas" style:font-family-complex="Consola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8.00pt" fo:font-weight="bold" fo:font-family="Consolas" style:font-family-asian="Consolas" style:font-family-complex="Consolas" fo:background-color="transparent" style:use-window-font-color="true"/>
    </style:style>
    <style:style style:name="T30" style:family="text">
      <style:text-properties fo:font-size="16.00pt" fo:font-weight="normal" fo:font-family="Consolas" style:font-family-asian="Consolas" style:font-family-complex="Consolas" fo:background-color="transparent" style:use-window-font-color="true"/>
    </style:style>
    <style:style style:name="T31" style:family="text">
      <style:text-properties fo:font-size="16.00pt" fo:font-weight="bold" fo:font-family="Consolas" style:font-family-asian="Consolas" style:font-family-complex="Consolas" fo:background-color="transparent" style:use-window-font-color="true"/>
    </style:style>
    <style:style style:name="T32" style:family="text">
      <style:text-properties fo:font-size="16.00pt" fo:font-weight="normal" fo:font-family="Consolas" style:font-family-asian="Consolas" style:font-family-complex="Consolas" fo:background-color="transparent" style:use-window-font-color="true"/>
    </style:style>
    <style:style style:name="T33" style:family="text">
      <style:text-properties fo:font-size="16.00pt" fo:font-weight="bold" style:text-underline-mode="continuous" style:text-underline-type="single" style:text-underline-style="solid" style:text-underline-width="normal" fo:font-family="Consolas" style:font-family-asian="Consolas" style:font-family-complex="Consolas" fo:background-color="transparent" style:use-window-font-color="true" fo:font-style="italic"/>
    </style:style>
    <style:style style:name="T34" style:family="text">
      <style:text-properties fo:font-size="16.00pt" fo:font-weight="normal" fo:font-family="Consolas" style:font-family-asian="Consolas" style:font-family-complex="Consola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8.00pt" fo:font-weight="bold" fo:font-family="Consolas" style:font-family-asian="Consolas" style:font-family-complex="Consolas" fo:background-color="transparent" style:use-window-font-color="true"/>
    </style:style>
    <style:style style:name="T37" style:family="text">
      <style:text-properties fo:font-size="18.00pt" fo:font-weight="normal" fo:font-family="Consolas" style:font-family-asian="Consolas" style:font-family-complex="Consolas" fo:background-color="transparent" style:use-window-font-color="true"/>
    </style:style>
    <style:style style:name="T38" style:family="text">
      <style:text-properties fo:font-size="16.00pt" fo:font-weight="normal" fo:font-family="Consolas" style:font-family-asian="Consolas" style:font-family-complex="Consolas" fo:background-color="transparent" style:use-window-font-color="true"/>
    </style:style>
    <style:style style:name="T39" style:family="text">
      <style:text-properties fo:font-size="18.00pt" fo:font-weight="normal" fo:font-family="Consolas" style:font-family-asian="Consolas" style:font-family-complex="Consolas" fo:background-color="transparent" style:use-window-font-color="true"/>
    </style:style>
    <style:style style:name="T40" style:family="text">
      <style:text-properties fo:font-size="18.00pt" fo:font-weight="bold" fo:font-family="Consolas" style:font-family-asian="Consolas" style:font-family-complex="Consolas" fo:background-color="transparent" style:use-window-font-color="true"/>
    </style:style>
    <style:style style:name="T41" style:family="text">
      <style:text-properties fo:font-size="18.00pt" fo:font-weight="bold" fo:font-family="Calibri" style:font-family-asian="Calibri" style:font-family-complex="Calibri" fo:background-color="transparent" style:use-window-font-color="true"/>
    </style:style>
    <style:style style:name="T4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3" style:family="text">
      <style:text-properties fo:font-size="16.00pt" fo:font-weight="normal" fo:font-family="Consolas" style:font-family-asian="Consolas" style:font-family-complex="Consola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 style:family="text">
      <style:text-properties fo:font-size="16.00pt" fo:font-weight="normal" fo:font-family="Consolas" style:font-family-asian="Consolas" style:font-family-complex="Consola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9" style:family="text">
      <style:text-properties fo:font-size="16.00pt" fo:font-weight="normal" fo:font-family="Consolas" style:font-family-asian="Consolas" style:font-family-complex="Consola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54.00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fo:margin-left="36.00pt" fo:text-indent="0.00pt"/>
    </style:style>
    <style:style style:name="P4" style:family="paragraph">
      <style:paragraph-properties fo:line-height="100.00%" fo:text-align="left"/>
    </style:style>
    <text:list-style style:name="L5">
      <text:list-level-style-bullet text:level="1" text:bullet-char="•">
        <style:list-level-properties text:space-before="54.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fo:margin-left="36.00pt" fo:text-indent="0.00pt"/>
    </style:style>
    <text:list-style style:name="L7">
      <text:list-level-style-bullet text:level="1" text:bullet-char="•">
        <style:list-level-properties text:space-before="54.00pt" text:min-label-width="18.00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fo:margin-left="36.00pt" fo:text-indent="0.00pt"/>
    </style:style>
    <style:style style:name="P9" style:family="paragraph">
      <style:paragraph-properties fo:line-height="100.00%" fo:text-align="left"/>
    </style:style>
    <style:style style:name="P10" style:family="paragraph">
      <style:paragraph-properties fo:line-height="100.00%" fo:text-align="left" fo:margin-left="36.00pt" fo:text-indent="0.00pt"/>
    </style:style>
    <style:style style:name="P11" style:family="paragraph">
      <style:paragraph-properties fo:line-height="100.00%" fo:text-align="left"/>
    </style:style>
    <style:style style:name="P12" style:family="paragraph">
      <style:paragraph-properties fo:line-height="100.00%" fo:text-align="left" fo:margin-left="108.00pt" fo:text-indent="0.00pt"/>
    </style:style>
    <style:style style:name="P13" style:family="paragraph">
      <style:paragraph-properties fo:line-height="100.00%" fo:text-align="left"/>
    </style:style>
    <style:style style:name="P14" style:family="paragraph">
      <style:paragraph-properties fo:line-height="100.00%" fo:text-align="left" fo:margin-left="108.00pt" fo:text-indent="0.00pt"/>
    </style:style>
    <style:style style:name="P15" style:family="paragraph">
      <style:paragraph-properties fo:line-height="100.00%" fo:text-align="left"/>
    </style:style>
    <style:style style:name="P16" style:family="paragraph">
      <style:paragraph-properties fo:line-height="100.00%" fo:text-align="left" fo:margin-left="72.00pt" fo:text-indent="0.00pt"/>
    </style:style>
    <style:style style:name="P17" style:family="paragraph">
      <style:paragraph-properties fo:line-height="100.00%" fo:text-align="left"/>
    </style:style>
  </office:automatic-styles>
  <office:body>
    <office:text>
      <text:p text:style-name="P1"><text:span text:style-name="T1"><text:s text:c="29"/></text:span><text:span text:style-name="T2"><text:s/></text:span><text:span text:style-name="T3">Venture Challenge</text:span></text:p>
      <text:p text:style-name="P1"><text:span text:style-name="T4"/></text:p>
      <text:list text:style-name="L2">
        <text:list-item>
          <text:p text:style-name="P2"><text:span text:style-name="T5">Problem</text:span><text:span text:style-name="T6">: </text:span></text:p>
        </text:list-item>
      </text:list>
      <text:p text:style-name="P3"><text:span text:style-name="T7">In order to develop business applications and tools, Enterprises require employees with sound technical knowledge and also have to spend ample amount of time in developing these applications which makes it quite challenging for them to satisfy the growing customer needs.</text:span></text:p>
      <text:p text:style-name="P4"><text:span text:style-name="T8"/></text:p>
      <text:list text:style-name="L5">
        <text:list-item>
          <text:p text:style-name="P5"><text:span text:style-name="T9">Challenge: </text:span></text:p>
        </text:list-item>
      </text:list>
      <text:p text:style-name="P6"><text:span text:style-name="T10">Coming up some pivot ideas that would help to develop business applications with minimal or no coding involved thereby helping to save the amount of effort and time that goes into developing these applications.</text:span></text:p>
      <text:p text:style-name="P6"><text:span text:style-name="T11"/></text:p>
      <text:list text:style-name="L7">
        <text:list-item>
          <text:p text:style-name="P7"><text:span text:style-name="T12">Solution:</text:span></text:p>
        </text:list-item>
      </text:list>
      <text:p text:style-name="P8"><text:span text:style-name="T12"><text:s/></text:span><text:span text:style-name="T13">Creating an</text:span><text:span text:style-name="T14"><text:s/></text:span><text:span text:style-name="T15">application that can aggregate all hard coding and tedious tasks such as analysing statistical data, making a basic layout for website(or, an app),or building other commercial tools under a single GUI component. Basically a user can simply use the features to acquire information or selecting layouts and use it in their own application without hard coding them from scratch .The idea is described as follows:</text:span></text:p>
      <text:p text:style-name="P8"><text:span text:style-name="T16"/></text:p>
      <text:p text:style-name="P9"><text:span text:style-name="T17"><text:s text:c="9"/></text:span><text:span text:style-name="T18">*Main Idea:</text:span></text:p>
      <text:p text:style-name="P10"><text:span text:style-name="T19">1. The GUI application would have three principle components : a. Statistical data analyser (performing</text:span><text:span text:style-name="T20"><text:s/></text:span><text:span text:style-name="T21">exploratory</text:span><text:span text:style-name="T22"><text:s/>data</text:span></text:p>
      <text:p text:style-name="P11"><text:span text:style-name="T23">analysis over a dataset), b. UI/UX Designer , c. Commercial application addons.</text:span></text:p>
      <text:p text:style-name="P12"><text:span text:style-name="T24"/></text:p>
      <text:p text:style-name="P13"><text:span text:style-name="T25">Statistical Analyser</text:span></text:p>
      <text:p text:style-name="P13"><text:span text:style-name="T26">2</text:span><text:span text:style-name="T27">. Statistical Analyser has the main motive of analysing data and save time for a long tedious EDA. The application would prompt the user to enter a link of dataset. App’s backend server would perform necessary EDAs through various python libraries and gather all the statistical information and store in a database. Apart from these, it would also generate histograms, graphs, trend(for time Series data).Now user can simple gather all necessary information about data avoiding writing a script from scratch.</text:span></text:p>
      <text:p text:style-name="P14"><text:span text:style-name="T28"/></text:p>
      <text:p text:style-name="P15"><text:span text:style-name="T29">UI/UX Designer</text:span></text:p>
      <text:p text:style-name="P15"><text:span text:style-name="T30">3. This Component focuses on generating website’s User Interface dynamically. As various users have different requirement of layouts so a dynamic layout property should<text:s text:c="2"/>included. Leveraging<text:s/></text:span><text:span text:style-name="T31">OpenAI</text:span><text:span text:style-name="T32">’s<text:s/></text:span><text:span text:style-name="T33">gpt-3</text:span><text:span text:style-name="T34"><text:s/>Api , layout templates (Jsx, Css ,etc), would be generated by the api, given to a user prompt.</text:span></text:p>
      <text:p text:style-name="P16"><text:span text:style-name="T35"/></text:p>
      <text:p text:style-name="P17"><text:span text:style-name="T35"/></text:p>
      <text:p text:style-name="P17"><text:span text:style-name="T36">Commercial Application Addons</text:span></text:p>
      <text:p text:style-name="P17"><text:span text:style-name="T37">4.<text:s/></text:span><text:span text:style-name="T38">This component will involve some already premade protypes of varrious commercial applications be it web or mobile.The users will have the option to customize the layout and content of the prototype according to their needs.The customization will only involve drag and drop and options selections, no prior coding knowledge will be required to make these customizations.</text:span><text:span text:style-name="T39"><text:s/></text:span><text:span text:style-name="T40"><text:s text:c="3"/></text:span><text:span text:style-name="T41"/></text:p>
      <text:p text:style-name="P17"><text:span text:style-name="T41"><text:tab/><text:tab/><text:tab/><text:tab/><text:tab/></text:span></text:p>
      <text:p text:style-name="P17"><text:span text:style-name="T42">d.Current Scope:</text:span></text:p>
      <text:p text:style-name="P17"><text:span text:style-name="T43">The main objective of the application is to save time in writing application or scripts for some trivial stuffs, by generating code snippets and getting information previously. For Example: if a company wants to invest on a stock or tries to analyse their own stocks they would have to write programs from scratch . Instead the Statistical section of the server would analyse data trend find statistical information(like mean , variance ,skewness, trends, seasonality etc.) and store it in database for future use without writing a single line of code. However ,if they<text:s text:c="2"/>try to analyse their sales, the graphs generated would easily help spotting the community-area of major profit.</text:span></text:p>
      <text:p text:style-name="P17"><text:span text:style-name="T43">Apart from these, making dynamic layout and adding commercial application addons would ease the effort of building a business application as it covers all its aspects without writing a single line of code.</text:span></text:p>
      <text:p text:style-name="P17"><text:span text:style-name="T44"/></text:p>
      <text:p text:style-name="P17"><text:span text:style-name="T44"/></text:p>
      <text:p text:style-name="P17"><text:span text:style-name="T45">e.Targeted Audience:</text:span></text:p>
      <text:p text:style-name="P17"><text:span text:style-name="T46">This Application generally targets all the start-ups and even the ones who are trying to build a single system project.</text:span></text:p>
      <text:p text:style-name="P17"><text:span text:style-name="T47"/></text:p>
      <text:p text:style-name="P17"><text:span text:style-name="T48">f.Relevance of the application to the existing ones:</text:span></text:p>
      <text:p text:style-name="P17"><text:span text:style-name="T49">The application would help small business companies and start-ups to create a business app with writing as minimal code as possible. As most of the work is done by application’s backend server and the resultant would be wrapped by the applications GUI. In our knowledge any app does not leverage all these feature under a single GUI component. So it may be quite relevant and unique on its own.</text:span></text:p>
      <text:p text:style-name="P17"><text:span text:style-name="T50"/></text:p>
      <text:p text:style-name="P17"><text:span text:style-name="T50"/></text:p>
      <text:p text:style-name="P17"><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